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aith Has Found a Resting Place (Blue Hymnal #454)</text:p>
      <text:p text:style-name="P1">=====================================================</text:p>
      <text:p text:style-name="Preformatted_20_Text"/>
      <text:p text:style-name="Preformatted_20_Text">Words: Lidie H. Edmunds <text:s text:c="10"/>Music: Norwegian Folk Melody</text:p>
      <text:p text:style-name="Preformatted_20_Text"/>
      <text:p text:style-name="P1">[ CHORDS <text:s/>- NO CAPO ]</text:p>
      <text:p text:style-name="P1"/>
      <text:p text:style-name="P3"><text:s text:c="2"/>G <text:s text:c="7"/>C9 <text:s text:c="6"/>D <text:s text:c="4"/></text:p>
      <text:p text:style-name="P3"><text:s text:c="2"/>==oo== <text:s text:c="2"/>o==o== <text:s text:c="2"/>xoo===</text:p>
      <text:p text:style-name="P3"><text:s text:c="2"/>|||||| <text:s text:c="2"/>|||||| <text:s text:c="2"/>||||||</text:p>
      <text:p text:style-name="P3"><text:s text:c="2"/>|O|||| <text:s text:c="2"/>||O||| <text:s text:c="2"/>|||O|O</text:p>
      <text:p text:style-name="P3"><text:s text:c="2"/>O|||OO <text:s text:c="2"/>|O||OO <text:s text:c="2"/>||||O|</text:p>
      <text:p text:style-name="Preformatted_20_Text"/>
      <text:p text:style-name="P1">[ INTRO ]</text:p>
      <text:p text:style-name="P1"/>
      <text:p text:style-name="P3">| G <text:s/>| C9 <text:s/>| G D | G <text:s/>|</text:p>
      <text:p text:style-name="Preformatted_20_Text"/>
      <text:p text:style-name="P1">[ VERSE 1 ]</text:p>
      <text:p text:style-name="P1"/>
      <text:p text:style-name="Preformatted_20_Text"><text:s text:c="3"/><text:span text:style-name="T2">G <text:s text:c="16"/>C9 <text:s text:c="17"/>G <text:s text:c="9"/>D <text:s text:c="2"/>G</text:span></text:p>
      <text:p text:style-name="Preformatted_20_Text">My faith has found a rest-ing place, Not in de-vice nor creed;</text:p>
      <text:p text:style-name="Preformatted_20_Text"><text:s text:c="2"/><text:span text:style-name="T2">G <text:s text:c="14"/>C9 <text:s text:c="14"/>G <text:s text:c="12"/>D <text:s text:c="4"/>G</text:span></text:p>
      <text:p text:style-name="Preformatted_20_Text">I trust the Ev-er-liv-ing one, His wounds for me shall plead.</text:p>
      <text:p text:style-name="Preformatted_20_Text"/>
      <text:p text:style-name="P1">[ CHORUS ]</text:p>
      <text:p text:style-name="P1"/>
      <text:p text:style-name="Preformatted_20_Text"><text:s text:c="2"/><text:span text:style-name="T2">G <text:s text:c="13"/>D <text:s text:c="12"/>C9 <text:s text:c="12"/>D</text:span></text:p>
      <text:p text:style-name="Preformatted_20_Text">I need no o-ther ar-gu-ment, I need no oth-er plea;</text:p>
      <text:p text:style-name="Preformatted_20_Text"><text:s text:c="3"/><text:span text:style-name="T2">G <text:s text:c="14"/>C9 <text:s text:c="14"/>G <text:s text:c="11"/>D <text:s text:c="2"/>G</text:span></text:p>
      <text:p text:style-name="Preformatted_20_Text">It is en-ough that Je-sus died, and that He died for me.</text:p>
      <text:p text:style-name="Preformatted_20_Text"/>
      <text:p text:style-name="P1">[ VERSE 2 ]</text:p>
      <text:p text:style-name="P1"/>
      <text:p text:style-name="Preformatted_20_Text">E-nough for me that Je-sus saves, This ends my fear and doubt;</text:p>
      <text:p text:style-name="Preformatted_20_Text">A sin-ful soul I come to Him, He'll nev-er cast me out.</text:p>
      <text:p text:style-name="Preformatted_20_Text"/>
      <text:p text:style-name="P1">[ CHORUS ]</text:p>
      <text:p text:style-name="Preformatted_20_Text"/>
      <text:p text:style-name="P1">[ VERSE 3 ]</text:p>
      <text:p text:style-name="P1"/>
      <text:p text:style-name="Preformatted_20_Text">My heart is lean-ing on the Word, the liv-ing Word of God;</text:p>
      <text:p text:style-name="Preformatted_20_Text">Sal-va-tion by my Sav-ior's name, Sal-va-tion through His blood.</text:p>
      <text:p text:style-name="Preformatted_20_Text"/>
      <text:p text:style-name="P1">[ CHORUS ]</text:p>
      <text:p text:style-name="Preformatted_20_Text"/>
      <text:p text:style-name="P1">[ VERSE 4 ]</text:p>
      <text:p text:style-name="P1"/>
      <text:p text:style-name="Preformatted_20_Text">My great Phy-si-cian heals the sick, the lost He came to save;</text:p>
      <text:p text:style-name="Preformatted_20_Text">For me His pre-cious blood He shed, For me His life He gave.</text:p>
      <text:p text:style-name="Preformatted_20_Text"/>
      <text:p text:style-name="P1">[ CHORUS ]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16T17:52:51.219144695</dc:date>
    <meta:editing-duration>PT1M36S</meta:editing-duration>
    <meta:editing-cycles>1</meta:editing-cycles>
    <meta:document-statistic meta:table-count="0" meta:image-count="0" meta:object-count="0" meta:page-count="2" meta:paragraph-count="33" meta:word-count="215" meta:character-count="1240" meta:non-whitespace-character-count="824"/>
  </office:meta>
</office:document-meta>
</file>